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華康仿宋體W2" svg:font-family="華康仿宋體W2"/>
    <style:font-face style:name="Times New Roman" svg:font-family="&quot;Times New Roman&quot;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ck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0" style:family="table-cell" style:parent-style-name="Default" style:data-style-name="N0">
      <style:table-cell-properties fo:border-top="thick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7" style:family="table-cell" style:parent-style-name="Default" style:data-style-name="N0">
      <style:table-cell-properties fo:border-top="thick solid #000000" fo:border-bottom="none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19" style:family="table-cell" style:parent-style-name="Default" style:data-style-name="N0">
      <style:table-cell-properties fo:border-top="thick solid #000000" fo:border-bottom="thick solid #000000" fo:border-left="2pt solid #000000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0" style:family="table-cell" style:parent-style-name="Default" style:data-style-name="N0">
      <style:table-cell-properties fo:border-top="thick solid #000000" fo:border-bottom="thick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1" style:family="table-cell" style:parent-style-name="Default" style:data-style-name="N0">
      <style:table-cell-properties fo:border-top="thick solid #000000" fo:border-bottom="2pt solid #000000" fo:border-left="2pt solid #000000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2" style:family="table-cell" style:parent-style-name="Default" style:data-style-name="N0">
      <style:table-cell-properties fo:border-top="thick solid #000000" fo:border-bottom="2pt solid #000000" fo:border-left="none" fo:border-right="none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3" style:family="table-cell" style:parent-style-name="Default" style:data-style-name="N0">
      <style:table-cell-properties fo:border-top="thick solid #000000" fo:border-bottom="2pt solid #000000" fo:border-left="none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4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ce2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style:font-name="華康仿宋體W2" style:font-name-asian="華康仿宋體W2" style:font-name-complex="華康仿宋體W2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華康仿宋體W2" style:font-name-asian="華康仿宋體W2" style:font-name-complex="華康仿宋體W2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9" table:number-rows-spanned="2" table:style-name="ce14">
            <text:p>歷年圖書館讀者服務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" table:number-rows-spanned="2" table:style-name="ce23">
            <text:p>年度</text:p>
          </table:table-cell>
          <table:table-cell office:value-type="string" table:style-name="ce6">
            <text:p>讀者進館</text:p>
          </table:table-cell>
          <table:table-cell office:value-type="string" table:style-name="ce6">
            <text:p>圖書借閱</text:p>
          </table:table-cell>
          <table:table-cell office:value-type="string" table:style-name="ce6">
            <text:p>參考諮詢</text:p>
          </table:table-cell>
          <table:table-cell office:value-type="string" table:number-columns-spanned="1" table:number-rows-spanned="2" table:style-name="ce24">
            <text:p>數位圖書館使用次數3</text:p>
          </table:table-cell>
          <table:table-cell office:value-type="string" table:number-columns-spanned="2" table:number-rows-spanned="1" table:style-name="ce25">
            <text:p>NDDS館際合作(件）</text:p>
          </table:table-cell>
          <table:covered-table-cell/>
          <table:table-cell office:value-type="string" table:number-columns-spanned="2" table:number-rows-spanned="1" table:style-name="ce21">
            <text:p>Rapid ILL<text:span text:style-name="T1">註1</text:span>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string" table:style-name="ce7">
            <text:p>人數</text:p>
          </table:table-cell>
          <table:table-cell office:value-type="string" table:style-name="ce8">
            <text:p>冊數</text:p>
          </table:table-cell>
          <table:table-cell office:value-type="string" table:style-name="ce8">
            <text:p>件數</text:p>
          </table:table-cell>
          <table:covered-table-cell/>
          <table:table-cell office:value-type="string" table:style-name="ce9">
            <text:p>會員申請件數</text:p>
          </table:table-cell>
          <table:table-cell office:value-type="string" table:style-name="ce10">
            <text:p>本館申請件數</text:p>
          </table:table-cell>
          <table:table-cell office:value-type="string" table:style-name="ce9">
            <text:p>會員申請件數</text:p>
          </table:table-cell>
          <table:table-cell office:value-type="string" table:style-name="ce11">
            <text:p>本館申請件數</text:p>
          </table:table-cell>
          <table:table-cell table:number-columns-repeated="16375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float" office:value="789125" table:style-name="ce4">
            <text:p>789,125</text:p>
          </table:table-cell>
          <table:table-cell office:value-type="float" office:value="560460" table:style-name="ce4">
            <text:p>560,460</text:p>
          </table:table-cell>
          <table:table-cell office:value-type="float" office:value="0" table:style-name="ce2">
            <text:p>0</text:p>
          </table:table-cell>
          <table:table-cell office:value-type="float" office:value="246645" table:style-name="ce4">
            <text:p>246,6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830619" table:style-name="ce4">
            <text:p>830,619</text:p>
          </table:table-cell>
          <table:table-cell office:value-type="float" office:value="640242" table:style-name="ce4">
            <text:p>640,242</text:p>
          </table:table-cell>
          <table:table-cell office:value-type="float" office:value="0" table:style-name="ce2">
            <text:p>0</text:p>
          </table:table-cell>
          <table:table-cell office:value-type="float" office:value="354740" table:style-name="ce4">
            <text:p>354,740</text:p>
          </table:table-cell>
          <table:table-cell office:value-type="float" office:value="4269" table:style-name="ce4">
            <text:p>4,269</text:p>
          </table:table-cell>
          <table:table-cell office:value-type="float" office:value="1945" table:style-name="ce4">
            <text:p>1,9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float" office:value="890002" table:style-name="ce4">
            <text:p>890,002</text:p>
          </table:table-cell>
          <table:table-cell office:value-type="float" office:value="734595" table:style-name="ce4">
            <text:p>734,595</text:p>
          </table:table-cell>
          <table:table-cell office:value-type="float" office:value="0" table:style-name="ce2">
            <text:p>0</text:p>
          </table:table-cell>
          <table:table-cell office:value-type="float" office:value="805972" table:style-name="ce4">
            <text:p>805,972</text:p>
          </table:table-cell>
          <table:table-cell office:value-type="float" office:value="5298" table:style-name="ce4">
            <text:p>5,298</text:p>
          </table:table-cell>
          <table:table-cell office:value-type="float" office:value="5298" table:style-name="ce4">
            <text:p>5,2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906298" table:style-name="ce4">
            <text:p>906,298</text:p>
          </table:table-cell>
          <table:table-cell office:value-type="float" office:value="752900" table:style-name="ce4">
            <text:p>752,900</text:p>
          </table:table-cell>
          <table:table-cell office:value-type="float" office:value="0" table:style-name="ce2">
            <text:p>0</text:p>
          </table:table-cell>
          <table:table-cell office:value-type="float" office:value="1015842" table:style-name="ce4">
            <text:p>1,015,842</text:p>
          </table:table-cell>
          <table:table-cell office:value-type="float" office:value="5824" table:style-name="ce4">
            <text:p>5,824</text:p>
          </table:table-cell>
          <table:table-cell office:value-type="float" office:value="2708" table:style-name="ce4">
            <text:p>2,7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float" office:value="861503" table:style-name="ce4">
            <text:p>861,503</text:p>
          </table:table-cell>
          <table:table-cell office:value-type="float" office:value="790406" table:style-name="ce4">
            <text:p>790,406</text:p>
          </table:table-cell>
          <table:table-cell office:value-type="float" office:value="0" table:style-name="ce2">
            <text:p>0</text:p>
          </table:table-cell>
          <table:table-cell office:value-type="float" office:value="1368889" table:style-name="ce4">
            <text:p>1,368,889</text:p>
          </table:table-cell>
          <table:table-cell office:value-type="float" office:value="4704" table:style-name="ce4">
            <text:p>4,704</text:p>
          </table:table-cell>
          <table:table-cell office:value-type="float" office:value="2947" table:style-name="ce4">
            <text:p>2,9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float" office:value="1024834" table:style-name="ce4">
            <text:p>1,024,834</text:p>
          </table:table-cell>
          <table:table-cell office:value-type="float" office:value="761022" table:style-name="ce4">
            <text:p>761,022</text:p>
          </table:table-cell>
          <table:table-cell office:value-type="float" office:value="0" table:style-name="ce2">
            <text:p>0</text:p>
          </table:table-cell>
          <table:table-cell office:value-type="float" office:value="1349949" table:style-name="ce4">
            <text:p>1,349,949</text:p>
          </table:table-cell>
          <table:table-cell office:value-type="float" office:value="4286" table:style-name="ce4">
            <text:p>4,286</text:p>
          </table:table-cell>
          <table:table-cell office:value-type="float" office:value="2754" table:style-name="ce4">
            <text:p>2,7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float" office:value="642715" table:style-name="ce4">
            <text:p>642,715</text:p>
          </table:table-cell>
          <table:table-cell office:value-type="float" office:value="771040" table:style-name="ce4">
            <text:p>771,040</text:p>
          </table:table-cell>
          <table:table-cell office:value-type="float" office:value="0" table:style-name="ce2">
            <text:p>0</text:p>
          </table:table-cell>
          <table:table-cell office:value-type="float" office:value="1474000" table:style-name="ce4">
            <text:p>1,474,000</text:p>
          </table:table-cell>
          <table:table-cell office:value-type="float" office:value="4456" table:style-name="ce4">
            <text:p>4,456</text:p>
          </table:table-cell>
          <table:table-cell office:value-type="float" office:value="2598" table:style-name="ce4">
            <text:p>2,5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617752" table:style-name="ce4">
            <text:p>617,752</text:p>
          </table:table-cell>
          <table:table-cell office:value-type="float" office:value="755456" table:style-name="ce4">
            <text:p>755,456</text:p>
          </table:table-cell>
          <table:table-cell office:value-type="float" office:value="0" table:style-name="ce2">
            <text:p>0</text:p>
          </table:table-cell>
          <table:table-cell office:value-type="float" office:value="1592002" table:style-name="ce4">
            <text:p>1,592,002</text:p>
          </table:table-cell>
          <table:table-cell office:value-type="float" office:value="3732" table:style-name="ce4">
            <text:p>3,732</text:p>
          </table:table-cell>
          <table:table-cell office:value-type="float" office:value="2046" table:style-name="ce4">
            <text:p>2,0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float" office:value="680907" table:style-name="ce4">
            <text:p>680,907</text:p>
          </table:table-cell>
          <table:table-cell office:value-type="float" office:value="803192" table:style-name="ce4">
            <text:p>803,192</text:p>
          </table:table-cell>
          <table:table-cell office:value-type="float" office:value="8378" table:style-name="ce4">
            <text:p>8,378</text:p>
          </table:table-cell>
          <table:table-cell office:value-type="float" office:value="1580933" table:style-name="ce4">
            <text:p>1,580,933</text:p>
          </table:table-cell>
          <table:table-cell office:value-type="float" office:value="3147" table:style-name="ce4">
            <text:p>3,147</text:p>
          </table:table-cell>
          <table:table-cell office:value-type="float" office:value="2505" table:style-name="ce4">
            <text:p>2,5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float" office:value="728882" table:style-name="ce4">
            <text:p>728,882</text:p>
          </table:table-cell>
          <table:table-cell office:value-type="float" office:value="739778" table:style-name="ce4">
            <text:p>739,778</text:p>
          </table:table-cell>
          <table:table-cell office:value-type="float" office:value="11288" table:style-name="ce4">
            <text:p>11,288</text:p>
          </table:table-cell>
          <table:table-cell office:value-type="float" office:value="1362395" table:style-name="ce4">
            <text:p>1,362,395</text:p>
          </table:table-cell>
          <table:table-cell office:value-type="float" office:value="2626" table:style-name="ce4">
            <text:p>2,626</text:p>
          </table:table-cell>
          <table:table-cell office:value-type="float" office:value="2154" table:style-name="ce4">
            <text:p>2,154</text:p>
          </table:table-cell>
          <table:table-cell office:value-type="float" office:value="1108" table:style-name="ce4">
            <text:p>1,108</text:p>
          </table:table-cell>
          <table:table-cell office:value-type="float" office:value="185" table:style-name="ce3">
            <text:p>185</text:p>
          </table:table-cell>
          <table:table-cell table:number-columns-repeated="16375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float" office:value="762597" table:style-name="ce4">
            <text:p>762,597</text:p>
          </table:table-cell>
          <table:table-cell office:value-type="float" office:value="725214" table:style-name="ce4">
            <text:p>725,214</text:p>
          </table:table-cell>
          <table:table-cell office:value-type="float" office:value="12097" table:style-name="ce4">
            <text:p>12,097</text:p>
          </table:table-cell>
          <table:table-cell office:value-type="float" office:value="1311440" table:style-name="ce4">
            <text:p>1,311,440</text:p>
          </table:table-cell>
          <table:table-cell office:value-type="float" office:value="2386" table:style-name="ce4">
            <text:p>2,386</text:p>
          </table:table-cell>
          <table:table-cell office:value-type="float" office:value="2273" table:style-name="ce4">
            <text:p>2,273</text:p>
          </table:table-cell>
          <table:table-cell office:value-type="float" office:value="2157" table:style-name="ce4">
            <text:p>2,157</text:p>
          </table:table-cell>
          <table:table-cell office:value-type="float" office:value="348" table:style-name="ce3">
            <text:p>348</text:p>
          </table:table-cell>
          <table:table-cell table:number-columns-repeated="16375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774947" table:style-name="ce4">
            <text:p>774,947</text:p>
          </table:table-cell>
          <table:table-cell office:value-type="float" office:value="774930" table:style-name="ce4">
            <text:p>774,930</text:p>
          </table:table-cell>
          <table:table-cell office:value-type="float" office:value="9633" table:style-name="ce4">
            <text:p>9,633</text:p>
          </table:table-cell>
          <table:table-cell office:value-type="float" office:value="1607887" table:style-name="ce4">
            <text:p>1,607,887</text:p>
          </table:table-cell>
          <table:table-cell office:value-type="float" office:value="2154" table:style-name="ce4">
            <text:p>2,154</text:p>
          </table:table-cell>
          <table:table-cell office:value-type="float" office:value="1676" table:style-name="ce4">
            <text:p>1,676</text:p>
          </table:table-cell>
          <table:table-cell office:value-type="float" office:value="1648" table:style-name="ce4">
            <text:p>1,648</text:p>
          </table:table-cell>
          <table:table-cell office:value-type="float" office:value="273" table:style-name="ce3">
            <text:p>273</text:p>
          </table:table-cell>
          <table:table-cell table:number-columns-repeated="16375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650051" table:style-name="ce4">
            <text:p>650,051</text:p>
          </table:table-cell>
          <table:table-cell office:value-type="float" office:value="731945" table:style-name="ce4">
            <text:p>731,945</text:p>
          </table:table-cell>
          <table:table-cell office:value-type="float" office:value="11796" table:style-name="ce4">
            <text:p>11,796</text:p>
          </table:table-cell>
          <table:table-cell office:value-type="float" office:value="2169776" table:style-name="ce4">
            <text:p>2,169,776</text:p>
          </table:table-cell>
          <table:table-cell office:value-type="float" office:value="2053" table:style-name="ce4">
            <text:p>2,053</text:p>
          </table:table-cell>
          <table:table-cell office:value-type="float" office:value="1636" table:style-name="ce4">
            <text:p>1,636</text:p>
          </table:table-cell>
          <table:table-cell office:value-type="float" office:value="1264" table:style-name="ce4">
            <text:p>1,264</text:p>
          </table:table-cell>
          <table:table-cell office:value-type="float" office:value="435" table:style-name="ce3">
            <text:p>435</text:p>
          </table:table-cell>
          <table:table-cell table:number-columns-repeated="16375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620703" table:style-name="ce4">
            <text:p>620,703</text:p>
          </table:table-cell>
          <table:table-cell office:value-type="float" office:value="658834" table:style-name="ce4">
            <text:p>658,834</text:p>
          </table:table-cell>
          <table:table-cell office:value-type="float" office:value="7663" table:style-name="ce4">
            <text:p>7,663</text:p>
          </table:table-cell>
          <table:table-cell office:value-type="float" office:value="1981171" table:style-name="ce4">
            <text:p>1,981,171</text:p>
          </table:table-cell>
          <table:table-cell office:value-type="float" office:value="1986" table:style-name="ce4">
            <text:p>1,986</text:p>
          </table:table-cell>
          <table:table-cell office:value-type="float" office:value="1026" table:style-name="ce4">
            <text:p>1,026</text:p>
          </table:table-cell>
          <table:table-cell office:value-type="float" office:value="1361" table:style-name="ce4">
            <text:p>1,361</text:p>
          </table:table-cell>
          <table:table-cell office:value-type="float" office:value="460" table:style-name="ce3">
            <text:p>460</text:p>
          </table:table-cell>
          <table:table-cell table:number-columns-repeated="16375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596385" table:style-name="ce4">
            <text:p>596,385</text:p>
          </table:table-cell>
          <table:table-cell office:value-type="float" office:value="551219" table:style-name="ce4">
            <text:p>551,219</text:p>
          </table:table-cell>
          <table:table-cell office:value-type="float" office:value="7188" table:style-name="ce4">
            <text:p>7,188</text:p>
          </table:table-cell>
          <table:table-cell office:value-type="float" office:value="3397175" table:style-name="ce4">
            <text:p>3,397,175</text:p>
          </table:table-cell>
          <table:table-cell office:value-type="float" office:value="1709" table:style-name="ce4">
            <text:p>1,709</text:p>
          </table:table-cell>
          <table:table-cell office:value-type="float" office:value="698" table:style-name="ce2">
            <text:p>698</text:p>
          </table:table-cell>
          <table:table-cell office:value-type="float" office:value="1349" table:style-name="ce4">
            <text:p>1,349</text:p>
          </table:table-cell>
          <table:table-cell office:value-type="float" office:value="595" table:style-name="ce3">
            <text:p>595</text:p>
          </table:table-cell>
          <table:table-cell table:number-columns-repeated="16375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579809" table:style-name="ce4">
            <text:p>579,809</text:p>
          </table:table-cell>
          <table:table-cell office:value-type="float" office:value="444270" table:style-name="ce4">
            <text:p>444,270</text:p>
          </table:table-cell>
          <table:table-cell office:value-type="float" office:value="6566" table:style-name="ce4">
            <text:p>6,566</text:p>
          </table:table-cell>
          <table:table-cell office:value-type="float" office:value="4401698" table:style-name="ce4">
            <text:p>4,401,698</text:p>
          </table:table-cell>
          <table:table-cell office:value-type="float" office:value="1504" table:style-name="ce4">
            <text:p>1,504</text:p>
          </table:table-cell>
          <table:table-cell office:value-type="float" office:value="365" table:style-name="ce2">
            <text:p>365</text:p>
          </table:table-cell>
          <table:table-cell office:value-type="float" office:value="1369" table:style-name="ce4">
            <text:p>1,369</text:p>
          </table:table-cell>
          <table:table-cell office:value-type="float" office:value="698" table:style-name="ce3">
            <text:p>698</text:p>
          </table:table-cell>
          <table:table-cell table:number-columns-repeated="16375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550623" table:style-name="ce4">
            <text:p>550,623</text:p>
          </table:table-cell>
          <table:table-cell office:value-type="float" office:value="368811" table:style-name="ce4">
            <text:p>368,811</text:p>
          </table:table-cell>
          <table:table-cell office:value-type="float" office:value="5610" table:style-name="ce4">
            <text:p>5,610</text:p>
          </table:table-cell>
          <table:table-cell office:value-type="float" office:value="4477195" table:style-name="ce4">
            <text:p>4,477,195</text:p>
          </table:table-cell>
          <table:table-cell office:value-type="float" office:value="1134" table:style-name="ce4">
            <text:p>1,134</text:p>
          </table:table-cell>
          <table:table-cell office:value-type="float" office:value="419" table:style-name="ce2">
            <text:p>419</text:p>
          </table:table-cell>
          <table:table-cell office:value-type="float" office:value="1613" table:style-name="ce4">
            <text:p>1,613</text:p>
          </table:table-cell>
          <table:table-cell office:value-type="float" office:value="1056" table:style-name="ce5">
            <text:p>1,056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2">
            <text:p>註1.Rapid ILL國際期刊文獻傳遞服務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資料來源：交通大學圖書館業務統計網頁</text:p>
          </table:table-cell>
          <table:covered-table-cell table:number-columns-repeated="8"/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3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華康仿宋體W2" svg:font-family="華康仿宋體W2"/>
    <style:font-face style:name="Times New Roman" svg:font-family="&quot;Times New Roman&quot;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6T08:48:10Z</meta:creation-date>
    <dc:date>2016-08-24T13:16:38Z</dc:date>
    <meta:print-date>2016-08-24T13:16:27Z</meta:print-date>
  </office:meta>
</office:document-meta>
</file>